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4648">
            <text:p>42.54648</text:p>
          </table:table-cell>
          <table:table-cell table:formula="of:=[.B2]+[.C2]/60+[.D2]/3600" office:value-type="float" office:value="42.6784851333333">
            <text:p>42.6784851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3931">
            <text:p>42.13931</text:p>
          </table:table-cell>
          <table:table-cell table:formula="of:=-([.F2]+[.G2]/60+[.H2]/3600)" office:value-type="float" office:value="-83.1950386972222">
            <text:p>-83.1950386972222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881">
            <text:p>42.5881</text:p>
          </table:table-cell>
          <table:table-cell table:formula="of:=[.B3]+[.C3]/60+[.D3]/3600" office:value-type="float" office:value="42.6784966944444">
            <text:p>42.67849669444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613">
            <text:p>41.93613</text:p>
          </table:table-cell>
          <table:table-cell table:formula="of:=-([.F3]+[.G3]/60+[.H3]/3600)" office:value-type="float" office:value="-83.1949822583333">
            <text:p>-83.194982258333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7194">
            <text:p>42.37194</text:p>
          </table:table-cell>
          <table:table-cell table:formula="of:=[.B4]+[.C4]/60+[.D4]/3600" office:value-type="float" office:value="42.67843665">
            <text:p>42.678436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0168">
            <text:p>42.10168</text:p>
          </table:table-cell>
          <table:table-cell table:formula="of:=-([.F4]+[.G4]/60+[.H4]/3600)" office:value-type="float" office:value="-83.1950282444445">
            <text:p>-83.195028244444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2004">
            <text:p>42.42004</text:p>
          </table:table-cell>
          <table:table-cell table:formula="of:=[.B5]+[.C5]/60+[.D5]/3600" office:value-type="float" office:value="42.6784500111111">
            <text:p>42.67845001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0733">
            <text:p>41.90733</text:p>
          </table:table-cell>
          <table:table-cell table:formula="of:=-([.F5]+[.G5]/60+[.H5]/3600)" office:value-type="float" office:value="-83.1949742583333">
            <text:p>-83.1949742583333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75153">
            <text:p>41.75153</text:p>
          </table:table-cell>
          <table:table-cell table:formula="of:=[.B6]+[.C6]/60+[.D6]/3600" office:value-type="float" office:value="42.6782643138889">
            <text:p>42.678264313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9675">
            <text:p>41.79675</text:p>
          </table:table-cell>
          <table:table-cell table:formula="of:=-([.F6]+[.G6]/60+[.H6]/3600)" office:value-type="float" office:value="-83.1949435416667">
            <text:p>-83.1949435416667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59896">
            <text:p>41.59896</text:p>
          </table:table-cell>
          <table:table-cell table:formula="of:=[.B7]+[.C7]/60+[.D7]/3600" office:value-type="float" office:value="42.6782219333333">
            <text:p>42.6782219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63174">
            <text:p>41.63174</text:p>
          </table:table-cell>
          <table:table-cell table:formula="of:=-([.F7]+[.G7]/60+[.H7]/3600)" office:value-type="float" office:value="-83.1948977055556">
            <text:p>-83.1948977055556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68186">
            <text:p>41.68186</text:p>
          </table:table-cell>
          <table:table-cell table:formula="of:=[.B8]+[.C8]/60+[.D8]/3600" office:value-type="float" office:value="42.6782449611111">
            <text:p>42.67824496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03">
            <text:p>41.99103</text:p>
          </table:table-cell>
          <table:table-cell table:formula="of:=-([.F8]+[.G8]/60+[.H8]/3600)" office:value-type="float" office:value="-83.1949975083333">
            <text:p>-83.1949975083333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35206">
            <text:p>41.35206</text:p>
          </table:table-cell>
          <table:table-cell table:formula="of:=[.B9]+[.C9]/60+[.D9]/3600" office:value-type="float" office:value="42.67815335">
            <text:p>42.678153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1635">
            <text:p>41.91635</text:p>
          </table:table-cell>
          <table:table-cell table:formula="of:=-([.F9]+[.G9]/60+[.H9]/3600)" office:value-type="float" office:value="-83.1949767638889">
            <text:p>-83.194976763888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8486">
            <text:p>42.38486</text:p>
          </table:table-cell>
          <table:table-cell table:formula="of:=[.B10]+[.C10]/60+[.D10]/3600" office:value-type="float" office:value="42.6784402388889">
            <text:p>42.678440238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9283">
            <text:p>43.19283</text:p>
          </table:table-cell>
          <table:table-cell table:formula="of:=-([.F10]+[.G10]/60+[.H10]/3600)" office:value-type="float" office:value="-83.1953313416667">
            <text:p>-83.195331341666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09099">
            <text:p>42.09099</text:p>
          </table:table-cell>
          <table:table-cell table:formula="of:=[.B11]+[.C11]/60+[.D11]/3600" office:value-type="float" office:value="42.6783586083333">
            <text:p>42.6783586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4619">
            <text:p>43.24619</text:p>
          </table:table-cell>
          <table:table-cell table:formula="of:=-([.F11]+[.G11]/60+[.H11]/3600)" office:value-type="float" office:value="-83.1953461638889">
            <text:p>-83.195346163888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1412">
            <text:p>42.41412</text:p>
          </table:table-cell>
          <table:table-cell table:formula="of:=[.B12]+[.C12]/60+[.D12]/3600" office:value-type="float" office:value="42.6784483666667">
            <text:p>42.6784483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4611">
            <text:p>43.44611</text:p>
          </table:table-cell>
          <table:table-cell table:formula="of:=-([.F12]+[.G12]/60+[.H12]/3600)" office:value-type="float" office:value="-83.1954016972222">
            <text:p>-83.195401697222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21267">
            <text:p>42.21267</text:p>
          </table:table-cell>
          <table:table-cell table:formula="of:=[.B13]+[.C13]/60+[.D13]/3600" office:value-type="float" office:value="42.6783924083333">
            <text:p>42.6783924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155">
            <text:p>43.50155</text:p>
          </table:table-cell>
          <table:table-cell table:formula="of:=-([.F13]+[.G13]/60+[.H13]/3600)" office:value-type="float" office:value="-83.1954170972222">
            <text:p>-83.1954170972222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555">
            <text:p>41.49555</text:p>
          </table:table-cell>
          <table:table-cell table:formula="of:=[.B14]+[.C14]/60+[.D14]/3600" office:value-type="float" office:value="42.6781932083333">
            <text:p>42.6781932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84535">
            <text:p>43.84535</text:p>
          </table:table-cell>
          <table:table-cell table:formula="of:=-([.F14]+[.G14]/60+[.H14]/3600)" office:value-type="float" office:value="-83.1955125972222">
            <text:p>-83.1955125972222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4815">
            <text:p>40.54815</text:p>
          </table:table-cell>
          <table:table-cell table:formula="of:=[.B15]+[.C15]/60+[.D15]/3600" office:value-type="float" office:value="42.6779300416667">
            <text:p>42.677930041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66">
            <text:p>43.75966</text:p>
          </table:table-cell>
          <table:table-cell table:formula="of:=-([.F15]+[.G15]/60+[.H15]/3600)" office:value-type="float" office:value="-83.1954887944444">
            <text:p>-83.1954887944444</text:p>
          </table:table-cell>
        </table:table-row>
        <table:table-row table:style-name="ro1">
          <table:table-cell office:value-type="string">
            <text:p>Tent clos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928">
            <text:p>44.99928</text:p>
          </table:table-cell>
          <table:table-cell table:formula="of:=[.B16]+[.C16]/60+[.D16]/3600" office:value-type="float" office:value="42.6791664666667">
            <text:p>42.6791664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39372">
            <text:p>45.39372</text:p>
          </table:table-cell>
          <table:table-cell table:formula="of:=-([.F16]+[.G16]/60+[.H16]/3600)" office:value-type="float" office:value="-83.1959427">
            <text:p>-83.1959427</text:p>
          </table:table-cell>
        </table:table-row>
        <table:table-row table:style-name="ro1">
          <table:table-cell office:value-type="string">
            <text:p>PIYSOD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622">
            <text:p>44.99622</text:p>
          </table:table-cell>
          <table:table-cell table:formula="of:=[.B17]+[.C17]/60+[.D17]/3600" office:value-type="float" office:value="42.6791656166667">
            <text:p>42.67916561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08652">
            <text:p>45.08652</text:p>
          </table:table-cell>
          <table:table-cell table:formula="of:=-([.F17]+[.G17]/60+[.H17]/3600)" office:value-type="float" office:value="-83.1958573666667">
            <text:p>-83.1958573666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09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3H52M37S</meta:editing-duration>
    <meta:editing-cycles>2</meta:editing-cycles>
    <meta:generator>OpenOffice.org/3.2$Linux OpenOffice.org_project/320m12$Build-9483</meta:generator>
    <dc:date>2011-06-06T03:50:03</dc:date>
    <dc:creator>Robot </dc:creator>
    <meta:document-statistic meta:table-count="3" meta:cell-count="147" meta:object-count="0"/>
  </office:meta>
</office:document-meta>
</file>